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TrackingAspect.after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LastTests.afterAdviceIsInvokedLast( @ Autowired Echo echo , @ Autowired InvocationTracking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cho.ech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AdviceFirstTests.afterAdviceIsInvokedFirst( @ Autowired Echo echo , @ Autowired InvocationTracking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Tracking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TrackingAspect.afterThr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TrackingAspec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TrackingAspect.around( ProceedingJoinPoint 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